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16.6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2.414cm" fo:min-width="2.164cm"/>
    </style:style>
    <style:style style:name="gr4" style:family="graphic" style:parent-style-name="standard">
      <style:graphic-properties draw:textarea-horizontal-align="justify" draw:textarea-vertical-align="middle" draw:auto-grow-height="false" fo:min-height="1.559cm" fo:min-width="1.309cm"/>
    </style:style>
    <style:style style:name="gr5" style:family="graphic" style:parent-style-name="standard">
      <style:graphic-properties draw:textarea-horizontal-align="justify" draw:textarea-vertical-align="middle" draw:auto-grow-height="false" fo:min-height="1.559cm" fo:min-width="7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cm" svg:height="1.8cm" svg:x="2cm" svg:y="25.2cm">
          <text:p text:style-name="P1">Level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4.3cm" svg:y="2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64cm" svg:height="2.664cm" svg:x="4.061cm" svg:y="20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09cm" svg:height="1.809cm" svg:x="5.391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1.8cm" svg:y="2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64cm" svg:height="2.664cm" svg:x="11.061cm" svg:y="20.5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8cm" svg:height="1.809cm" draw:transform="rotate (-0.319395253114962) translate (5.794cm 16.333cm)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4cm" svg:y1="26.3cm" svg:x2="5.2cm" svg:y2="24.3cm">
          <text:p/>
        </draw:line>
        <draw:line draw:style-name="gr6" draw:text-style-name="P2" draw:layer="layout" svg:x1="5.4cm" svg:y1="21.8cm" svg:x2="5.2cm" svg:y2="24.3cm">
          <text:p/>
        </draw:line>
        <draw:line draw:style-name="gr6" draw:text-style-name="P2" draw:layer="layout" svg:x1="6.5cm" svg:y1="19.5cm" svg:x2="5.4cm" svg:y2="21.8cm">
          <text:p/>
        </draw:line>
        <draw:line draw:style-name="gr6" draw:text-style-name="P2" draw:layer="layout" svg:x1="9.2cm" svg:y1="18.4cm" svg:x2="12.4cm" svg:y2="21.7cm">
          <text:p/>
        </draw:line>
        <draw:line draw:style-name="gr6" draw:text-style-name="P2" draw:layer="layout" svg:x1="13cm" svg:y1="24.5cm" svg:x2="12.4cm" svg:y2="21.7cm">
          <text:p/>
        </draw:line>
        <draw:line draw:style-name="gr7" draw:text-style-name="P2" draw:layer="layout" svg:x1="12.6cm" svg:y1="26.2cm" svg:x2="13cm" svg:y2="24.5cm">
          <text:p/>
        </draw:line>
        <draw:frame draw:style-name="gr8" draw:text-style-name="P3" draw:layer="layout" svg:width="2.547cm" svg:height="0.954cm" svg:x="2cm" svg:y="23.9cm">
          <draw:text-box>
            <text:p>Level 1</text:p>
          </draw:text-box>
        </draw:frame>
        <draw:frame draw:style-name="gr8" draw:text-style-name="P3" draw:layer="layout" svg:width="2.547cm" svg:height="0.954cm" svg:x="14.001cm" svg:y="23.9cm">
          <draw:text-box>
            <text:p>Level 1</text:p>
          </draw:text-box>
        </draw:frame>
        <draw:frame draw:style-name="gr8" draw:text-style-name="P3" draw:layer="layout" svg:width="2.547cm" svg:height="0.954cm" svg:x="1.501cm" svg:y="21.9cm">
          <draw:text-box>
            <text:p>Level 2</text:p>
          </draw:text-box>
        </draw:frame>
        <draw:frame draw:style-name="gr8" draw:text-style-name="P3" draw:layer="layout" svg:width="2.547cm" svg:height="0.954cm" svg:x="2.602cm" svg:y="19.3cm">
          <draw:text-box>
            <text:p>Level 3</text:p>
          </draw:text-box>
        </draw:frame>
        <draw:frame draw:style-name="gr8" draw:text-style-name="P3" draw:layer="layout" svg:width="2.547cm" svg:height="0.954cm" svg:x="14.002cm" svg:y="21.9cm">
          <draw:text-box>
            <text:p>Level 2</text:p>
          </draw:text-box>
        </draw:frame>
        <draw:frame draw:style-name="gr8" draw:text-style-name="P3" draw:layer="layout" svg:width="2.547cm" svg:height="0.954cm" svg:x="13.103cm" svg:y="19.3cm">
          <draw:text-box>
            <text:p>Level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0:37:20.486797000</meta:creation-date>
    <dc:date>2016-05-04T10:41:47.349447000</dc:date>
    <meta:editing-duration>PT4M27S</meta:editing-duration>
    <meta:editing-cycles>2</meta:editing-cycles>
    <meta:generator>LibreOffice/4.4.1.2$MacOSX_X86_64 LibreOffice_project/45e2de17089c24a1fa810c8f975a7171ba4cd432</meta:generator>
    <meta:document-statistic meta:object-count="19"/>
  </office:meta>
</office:document-meta>
</file>